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ERIAL" svg:font-family="AERIAL"/>
    <style:font-face style:name="Lohit Devanagari1" svg:font-family="'Lohit Devanagari'"/>
    <style:font-face style:name="aerial" svg:font-family="aerial"/>
    <style:font-face style:name="Helvetica" svg:font-family="Helvetica" style:font-family-generic="swiss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4pt" officeooo:rsid="001e2d56" officeooo:paragraph-rsid="001e2d56" style:font-size-asian="4pt" style:font-size-complex="4pt"/>
    </style:style>
    <style:style style:name="P2" style:family="paragraph" style:parent-style-name="Standard">
      <style:text-properties style:font-name="Helvetica" fo:font-size="4pt" officeooo:rsid="001e2d56" officeooo:paragraph-rsid="001fc2e5" style:font-size-asian="4pt" style:font-size-complex="4pt"/>
    </style:style>
    <style:style style:name="T1" style:family="text">
      <style:text-properties style:font-name="AE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pt" style:font-size-asian="3.5pt" style:font-size-complex="4pt"/>
    </style:style>
    <style:style style:name="T4" style:family="text">
      <style:text-properties officeooo:rsid="001fc2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ycas micronesica</text:span> leaf sample 1 of 3</text:p>
      <text:p text:style-name="P1">Plot 8, Tree 421</text:p>
      <text:p text:style-name="P1">Tinian, Northern Mariana Islands</text:p>
      <text:p text:style-name="P1">Coll. Jason Andrew 2022-02-26</text:p>
      <text:p text:style-name="P1">Preserved in propylene glycol</text:p>
      <text:p text:style-name="P1"><text:span text:style-name="T2"/></text:p>
      <text:p text:style-name="P2"><text:span text:style-name="T2">Cycas micronesica</text:span> leaf sample <text:span text:style-name="T4">2</text:span> of 3</text:p>
      <text:p text:style-name="P2">Plot <text:span text:style-name="T4">19</text:span>, Tree 4<text:span text:style-name="T4">69</text:span></text:p>
      <text:p text:style-name="P2">Tinian, Northern Mariana Islands</text:p>
      <text:p text:style-name="P2">Coll. Jason Andrew 2022-02-26</text:p>
      <text:p text:style-name="P2">Preserved in propylene glycol</text:p>
      <text:p text:style-name="P2"><text:span text:style-name="T2"/></text:p>
      <text:p text:style-name="P2"><text:span text:style-name="T2">Cycas micronesica</text:span> leaf sample <text:span text:style-name="T4">3</text:span> of 3</text:p>
      <text:p text:style-name="P2">Plot <text:span text:style-name="T4">5</text:span>, Tree <text:span text:style-name="T4">382</text:span></text:p>
      <text:p text:style-name="P2">Tinian, Northern Mariana Islands</text:p>
      <text:p text:style-name="P2">Coll. Jason Andrew 2022-02-26</text:p>
      <text:p text:style-name="P2">Preserved in propylene glycol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ERIAL" svg:font-family="AERIAL"/>
    <style:font-face style:name="Lohit Devanagari1" svg:font-family="'Lohit Devanagari'"/>
    <style:font-face style:name="aerial" svg:font-family="aerial"/>
    <style:font-face style:name="Helvetica" svg:font-family="Helvetica" style:font-family-generic="swiss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2-03-18T03:48:13.573107090</meta:creation-date>
    <dc:date>2022-03-18T04:05:28.371558791</dc:date>
    <dc:creator>Aubrey Moore</dc:creator>
    <meta:editing-duration>PT6M54S</meta:editing-duration>
    <meta:editing-cycles>1</meta:editing-cycles>
    <meta:document-statistic meta:table-count="0" meta:image-count="0" meta:object-count="0" meta:page-count="1" meta:paragraph-count="15" meta:word-count="69" meta:character-count="427" meta:non-whitespace-character-count="373"/>
    <meta:generator>LibreOffice/6.4.7.2$Linux_X86_64 LibreOffice_project/40$Build-2</meta:generator>
  </office:meta>
</office:document-meta>
</file>